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2f9a52" officeooo:paragraph-rsid="00337492"/>
    </style:style>
    <style:style style:name="P2" style:family="paragraph" style:parent-style-name="Text_20_body">
      <style:text-properties officeooo:rsid="00233799" officeooo:paragraph-rsid="00233799"/>
    </style:style>
    <style:style style:name="P3" style:family="paragraph" style:parent-style-name="Text_20_body">
      <style:text-properties officeooo:paragraph-rsid="002142a1"/>
    </style:style>
    <style:style style:name="P4" style:family="paragraph" style:parent-style-name="Text_20_body">
      <style:text-properties officeooo:rsid="0024f5b0" officeooo:paragraph-rsid="0024f5b0"/>
    </style:style>
    <style:style style:name="P5" style:family="paragraph" style:parent-style-name="Text_20_body">
      <style:text-properties officeooo:rsid="002be0d5" officeooo:paragraph-rsid="002be0d5"/>
    </style:style>
    <style:style style:name="P6" style:family="paragraph" style:parent-style-name="Text_20_body">
      <style:text-properties officeooo:rsid="002dbcce" officeooo:paragraph-rsid="002f9a52"/>
    </style:style>
    <style:style style:name="P7" style:family="paragraph" style:parent-style-name="Text_20_body">
      <style:text-properties officeooo:rsid="002f9a52" officeooo:paragraph-rsid="002f9a52"/>
    </style:style>
    <style:style style:name="P8" style:family="paragraph" style:parent-style-name="Text_20_body">
      <style:paragraph-properties fo:break-before="page"/>
      <style:text-properties officeooo:rsid="002f9a52" officeooo:paragraph-rsid="002f9a52"/>
    </style:style>
    <style:style style:name="P9" style:family="paragraph" style:parent-style-name="Text_20_body">
      <style:text-properties fo:language="en" fo:country="US" officeooo:rsid="002f9a52" officeooo:paragraph-rsid="002f9a52"/>
    </style:style>
    <style:style style:name="T1" style:family="text">
      <style:text-properties officeooo:rsid="002142a1"/>
    </style:style>
    <style:style style:name="T2" style:family="text">
      <style:text-properties officeooo:rsid="002203b9"/>
    </style:style>
    <style:style style:name="T3" style:family="text">
      <style:text-properties officeooo:rsid="00223c8a"/>
    </style:style>
    <style:style style:name="T4" style:family="text">
      <style:text-properties officeooo:rsid="0022898f"/>
    </style:style>
    <style:style style:name="T5" style:family="text">
      <style:text-properties officeooo:rsid="0022f99f"/>
    </style:style>
    <style:style style:name="T6" style:family="text">
      <style:text-properties officeooo:rsid="00233799"/>
    </style:style>
    <style:style style:name="T7" style:family="text">
      <style:text-properties officeooo:rsid="00242233"/>
    </style:style>
    <style:style style:name="T8" style:family="text">
      <style:text-properties officeooo:rsid="00258c63"/>
    </style:style>
    <style:style style:name="T9" style:family="text">
      <style:text-properties officeooo:rsid="00277957"/>
    </style:style>
    <style:style style:name="T10" style:family="text">
      <style:text-properties officeooo:rsid="002842ed"/>
    </style:style>
    <style:style style:name="T11" style:family="text">
      <style:text-properties officeooo:rsid="0029d149"/>
    </style:style>
    <style:style style:name="T12" style:family="text">
      <style:text-properties officeooo:rsid="002d61e4"/>
    </style:style>
    <style:style style:name="T13" style:family="text">
      <style:text-properties officeooo:rsid="002f9a52"/>
    </style:style>
    <style:style style:name="T14" style:family="text">
      <style:text-properties officeooo:rsid="003063e5"/>
    </style:style>
    <style:style style:name="T15" style:family="text">
      <style:text-properties officeooo:rsid="0031799c"/>
    </style:style>
    <style:style style:name="T16" style:family="text">
      <style:text-properties officeooo:rsid="0036c4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lack Mirror</text:p>
      <text:p text:style-name="Text_20_body"/>
      <text:p text:style-name="P2">Rob y Mia una pareja tiene una accidente después de una fiesta y decide tirar el cadáver, después de unos años Ro<text:span text:style-name="T7">b decide que va a contar todo y mia para evitarlo decide matarlo, lo cual le hace cometer una serie de asesinatos para que no quede rastro de lo sucedido. Es un episodio violento y de paranoia. </text:span></text:p>
      <text:p text:style-name="P3"/>
      <text:p text:style-name="P3"><text:span text:style-name="T1">Mia y rob tienen un accidente a la salida de una fiesta </text:span><text:span text:style-name="T2">y matan a un ciclista y tiran el cuerpo </text:span><text:span text:style-name="T16">al mar</text:span><text:span text:style-name="T2"> para deshacerse de el</text:span><text:span text:style-name="T1">. Después</text:span><text:span text:style-name="T2"> de unos años R</text:span><text:span text:style-name="T3">ob le dice a Mia que quiere confesar lo que pasó, a lo que </text:span><text:span text:style-name="T6">M</text:span><text:span text:style-name="T3">ia no le parece bien y mata a Rob. Con la mala suerte que el mismo día que lo hace presencia un a</text:span><text:span text:style-name="T4">tropella <text:s/>y desde una cámara se observa que ella lo vio, a causa de esto se presenta Shaiza una antigua conocida la cual trabaja para una empresa de recuerdos visuales y cuando ve los recu</text:span><text:span text:style-name="T5">erdos</text:span><text:span text:style-name="T4"> también ve la muerte de </text:span><text:span text:style-name="T6">Rob</text:span><text:span text:style-name="T4"> y </text:span><text:span text:style-name="T6">Mia</text:span><text:span text:style-name="T4"> se entera de eso, entonces para no dejar ninguna pista opta por matar a Shazia </text:span><text:span text:style-name="T5">y a su familia para no dejar ninguna huella. Pero se olvida de matar al cobaya el cual cuando ven sus recuerdos ven lo que paso.</text:span></text:p>
      <text:p text:style-name="P3"/>
      <text:p text:style-name="P4">Los personajes principales son Mia, Rob y Shaiza. Mia era la ex novia de rob la cual después de que lo dejaran se convirtió en una arquitecta reconocida mundial-mente. Rob es el ex novio de Mia el c<text:span text:style-name="T8">ual mata a el ciclista </text:span><text:span text:style-name="T9">el cual acaba de salir de</text:span><text:span text:style-name="T10">l alcohol. </text:span><text:span text:style-name="T11">Shazia trabaja para una empresa que utiliza tecnología de recuerdos visuales para investigar reclamaciones de seguros y accidentes. </text:span></text:p>
      <text:p text:style-name="P5">El capitulo tiene una muy buena calidad, y la película esta ambientada en un ambiente montañoso,se utiliza la banda <text:span text:style-name="T12">compuesta por Max Richter.</text:span></text:p>
      <text:p text:style-name="P6">Los temas principales de esta película<text:span text:style-name="T13"> son la tecnología de los recuerdos visuales esta permite acceder a recuerdos visuales plantea preguntas sobre la privacidad y el potencial abuso de la información almacenada, la c</text:span>onsecuencias de nuestras accione<text:span text:style-name="T13">s</text:span> pueden tener graves repercusiones en el presente.</text:p>
      <text:p text:style-name="P6"/>
      <text:p text:style-name="P7">Yo recomiendo la película porque puede hacer que la gente se de cuenta de los problemas que da ser un imprudente y conducir habiendo bebido, también muestra que <text:span text:style-name="T14">lo que hagas en el pasado puede repercutir en tu futuro y puede llegar a arruinarte la vida. Esta película yo la enfocaría a un publico adolescente o a personas mayores.</text:span></text:p>
      <text:p text:style-name="P7"/>
      <text:p text:style-name="P7"/>
      <text:p text:style-name="P7"/>
      <text:p text:style-name="P7"/>
      <text:p text:style-name="P7"/>
      <text:p text:style-name="P7"/>
      <text:p text:style-name="P7"><text:soft-page-break/></text:p>
      <text:p text:style-name="P1">Black Mirror</text:p>
      <text:p text:style-name="P9"/>
      <text:p text:style-name="P9"/>
      <text:p text:style-name="P9">Rob and Mia, a couple, have an accident after a party and decide to dispose of the body. After a few years, Rob decides to confess everything, and Mia, in order to prevent him, decides to kill him. This leads her to commit a series of murders to cover up what happened. It's a violent and paranoid episode.</text:p>
      <text:p text:style-name="P9"/>
      <text:p text:style-name="P9">Mia and Rob have an accident at the exit of a party where they kill a cyclist and decide tu through the body to the see and get rid off it. After a few years, Rob tells Mia he wants to confess what happened, to which Mia disagrees and kills Rob. Unfortunately, the same day she does this, a hit-and-run occurs, and from a camera, it's clear she witnessed it. As a result, Shazia, an old acquaintance working for a visual memory company, comes to investigate. When she views the memories, she also sees Rob's death, and Mia realizes this. To leave no traces, she opts to kill Shazia and her family. However, she forgets to kill a guinea pig, and when they view its memories, they see what happened.</text:p>
      <text:p text:style-name="P9"/>
      <text:p text:style-name="P9">The main characters are Mia, Rob, and Shazia. Mia is Rob's ex-girlfriend, who became a world-renowned architect after their breakup. Rob is Mia's ex-boyfriend, who kills the cyclist right after leaving a bar while drunk. Shazia works for a company using visual memory technology to investigate insurance claims and accidents.</text:p>
      <text:p text:style-name="P9"/>
      <text:p text:style-name="P9">The episode has high production quality, and it's set in a mountainous environment, featuring the music composed by Max Richter.</text:p>
      <text:p text:style-name="P9"/>
      <text:p text:style-name="P9">The main themes of this episode revolve around visual memory technology, which raises questions about privacy and the potential for abusing stored information. It also explores how the consequences of our actions can have severe repercussions in the present.</text:p>
      <text:p text:style-name="P9"/>
      <text:p text:style-name="P9">I recommend the episode because it can make people realize the dangers of reckless driving under the influence. It also demonstrates that your past actions can affect your future and potentially ruin your life. This episode is suitable for a teenage audience or older individuals.</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3:38:50.402000000</meta:creation-date>
    <dc:date>2023-11-03T19:56:18.290000000</dc:date>
    <meta:editing-duration>PT23M27S</meta:editing-duration>
    <meta:editing-cycles>7</meta:editing-cycles>
    <meta:generator>LibreOffice/7.4.3.2$Windows_X86_64 LibreOffice_project/1048a8393ae2eeec98dff31b5c133c5f1d08b890</meta:generator>
    <meta:document-statistic meta:table-count="0" meta:image-count="0" meta:object-count="0" meta:page-count="3" meta:paragraph-count="14" meta:word-count="748" meta:character-count="4227" meta:non-whitespace-character-count="3490"/>
  </office:meta>
</office:document-meta>
</file>